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25417*"/>
    </style:style>
    <style:style style:name="Footer.B" style:family="table-column">
      <style:table-column-properties style:column-width="3.902cm" style:rel-column-width="15040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Imio_20_tableau_20_normal"><office:annotation><dc:creator>sge</dc:creator><dc:date>2017-04-27T10:47:44</dc:date><text:p text:style-name="P1">do row with sender=view.get_sender()</text:p></office:annotation><text:text-input text:description="">sender['org_full_title']</text:text-input></text:p>
            <text:p text:style-name="Imio_20_tableau_20_petit">Lundi, Mardi et Jeudi de 8h–12h <text:s/>13h-16h30</text:p>
            <text:p text:style-name="Imio_20_tableau_20_petit">Vendredi 8h-12h <text:s/>13h-14h30</text:p>
          </table:table-cell>
          <table:table-cell office:value-type="string">
            <text:p text:style-name="Imio_20_tableau_20_scan_5f_id"/>
          </table:table-cell>
          <table:table-cell office:value-type="string">
            <text:p text:style-name="Imio_20_tableau_20_normal"/>
          </table:table-cell>
        </table:table-row>
      </table:table>
      <text:p text:style-name="Imio_20_pied_20_de_20_page">http://www.macommune.b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normal" style:display-name="Imio tableau normal" style:family="paragraph" style:parent-style-name="Table_20_Contents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9-09T14:10:56.519578656</dc:date>
    <dc:creator>bleybaert</dc:creator>
    <meta:editing-duration>PT6H18M11S</meta:editing-duration>
    <meta:editing-cycles>33</meta:editing-cycles>
    <meta:document-statistic meta:table-count="1" meta:image-count="0" meta:object-count="0" meta:page-count="1" meta:paragraph-count="4" meta:word-count="15" meta:character-count="117" meta:non-whitespace-character-count="107"/>
  </office:meta>
</office:document-meta>
</file>